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b76d" officeooo:paragraph-rsid="001db76d" style:font-size-asian="11pt" style:font-size-complex="11pt"/>
    </style:style>
    <style:style style:name="P2" style:family="paragraph" style:parent-style-name="Header">
      <style:text-properties fo:font-size="10pt" style:text-underline-style="solid" style:text-underline-width="auto" style:text-underline-color="font-color" officeooo:rsid="001f16d3" officeooo:paragraph-rsid="001f16d3" style:font-size-asian="8.75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Heavy Light Decomposition</text:p>
      <text:p text:style-name="P1"/>
      <text:p text:style-name="P1">void dfs(int u, int Parent) {</text:p>
      <text:p text:style-name="P1"><text:s text:c="4"/>parent[u] = Parent; <text:s text:c="12"/>// Parent of u</text:p>
      <text:p text:style-name="P1"><text:s text:c="4"/>ChainSize[u] = 1; <text:s text:c="12"/><text:tab/>// Number of child (initially the size is 1, contains only 1 node. itself) (resued </text:p>
      <text:p text:style-name="P1"><text:tab/><text:tab/><text:tab/><text:tab/><text:tab/><text:tab/>// array in hld) <text:s text:c="3"/></text:p>
      <text:p text:style-name="P1"><text:s text:c="4"/>for(int i = 0; i &lt; SIZE(G[u]); ++i) {</text:p>
      <text:p text:style-name="P1"><text:s text:c="8"/>int v = G[u][i];</text:p>
      <text:p text:style-name="P1"><text:s text:c="8"/>if(v == Parent) <text:s text:c="11"/><text:tab/><text:tab/> <text:tab/><text:tab/> <text:tab/>// if the connected node is parent, skip</text:p>
      <text:p text:style-name="P1"><text:s text:c="12"/>continue;</text:p>
      <text:p text:style-name="P1"><text:s text:c="8"/>level[v] = level[u]+1; <text:s text:c="4"/><text:tab/><text:tab/><text:tab/> <text:tab/>// level of the child node is : level of parent node + 1</text:p>
      <text:p text:style-name="P1"><text:s text:c="8"/>dfs(v, u);</text:p>
      <text:p text:style-name="P1"><text:s text:c="8"/>ChainSize[u] += ChainSize[v]; <text:s text:c="8"/><text:tab/><text:tab/>// Increment the child numbers</text:p>
      <text:p text:style-name="P1"><text:s text:c="8"/>if(nextNode[u] == -1 || ChainSize[v] &gt; ChainSize[nextNode[u]])</text:p>
      <text:p text:style-name="P1"><text:s text:c="12"/>nextNode[u] = v; <text:s text:c="11"/>// next selected node of u (select the node which has more child, (HEAVY))</text:p>
      <text:p text:style-name="P1"><text:s text:c="4"/>}</text:p>
      <text:p text:style-name="P1">}</text:p>
      <text:p text:style-name="P1"/>
      <text:p text:style-name="P1">void hld(int u, int Parent) {</text:p>
      <text:p text:style-name="P1"><text:s text:c="4"/>chain[u] = ChainNo; <text:s text:c="16"/>// Chain Number</text:p>
      <text:p text:style-name="P1"><text:s text:c="4"/>num[u] = all++; <text:s text:c="20"/><text:tab/>// Numbering all nodes</text:p>
      <text:p text:style-name="P1"><text:s text:c="4"/></text:p>
      <text:p text:style-name="P1"><text:s text:c="4"/>if(ChainSize[ChainNo] == 0) <text:s text:c="7"/><text:tab/> // if this is the first node</text:p>
      <text:p text:style-name="P1"><text:s text:c="8"/>top[ChainNo] = u; <text:s text:c="14"/><text:tab/><text:tab/>// mark this as the root node of the n'th chain</text:p>
      <text:p text:style-name="P1"><text:s text:c="8"/></text:p>
      <text:p text:style-name="P1"><text:s text:c="4"/>ChainSize[ChainNo]++;</text:p>
      <text:p text:style-name="P1"><text:s text:c="4"/></text:p>
      <text:p text:style-name="P1"><text:s text:c="4"/>if(nextNode[u] != -1) <text:s text:c="14"/>// if this node has a child, go to it</text:p>
      <text:p text:style-name="P1"><text:s text:c="8"/>hld(nextNode[u], u); <text:s text:c="11"/>// the next node is included in the chain</text:p>
      <text:p text:style-name="P1"><text:s text:c="4"/></text:p>
      <text:p text:style-name="P1"><text:s text:c="4"/>for(int i = 0; i &lt; SIZE(G[u]); ++i) {</text:p>
      <text:p text:style-name="P1"><text:s text:c="8"/>int v = G[u][i];</text:p>
      <text:p text:style-name="P1"><text:s text:c="8"/>if(v == Parent || v == nextNode[u]) <text:s text:c="4"/>// if this node is parent node or, this node is already included in </text:p>
      <text:p text:style-name="P1"><text:s text:c="12"/>continue;<text:tab/><text:tab/><text:tab/><text:tab/><text:tab/><text:tab/>// the chain, skip</text:p>
      <text:p text:style-name="P1"><text:s text:c="8"/>ChainNo++; <text:s text:c="24"/><text:tab/><text:tab/><text:tab/> // this is a new (light) chain, so increment the chain no. counter</text:p>
      <text:p text:style-name="P1"><text:s text:c="8"/>hld(v, u);</text:p>
      <text:p text:style-name="P1"><text:s text:c="4"/>}</text:p>
      <text:p text:style-name="P1">}</text:p>
      <text:p text:style-name="P1"/>
      <text:p text:style-name="P1"/>
      <text:p text:style-name="P1">int GetSum(int u, int v) {</text:p>
      <text:p text:style-name="P1"><text:s text:c="4"/>int res = 0;</text:p>
      <text:p text:style-name="P1"><text:s text:c="4"/>while(chain[u] != chain[v]) { <text:s text:c="25"/><text:tab/> // While two nodes are not in same chain</text:p>
      <text:p text:style-name="P1"><text:s text:c="8"/>if(level[top[chain[u]]] &lt; level[top[chain[v]]]) <text:s text:c="4"/>// u is the chain which's topmost node is deeper</text:p>
      <text:p text:style-name="P1"><text:s text:c="12"/>swap(u, v);</text:p>
      <text:p text:style-name="P1"><text:s text:c="8"/>int start = top[chain[u]];</text:p>
      <text:p text:style-name="P1"><text:s text:c="8"/>res += read(num[u]) - read(num[start]-1); <text:s text:c="10"/>// Run query in u node's chain</text:p>
      <text:p text:style-name="P1"><text:s text:c="8"/>u = parent[start]; <text:s text:c="32"/><text:tab/><text:tab/><text:tab/> // go to the upper chain of u</text:p>
      <text:p text:style-name="P1"><text:s text:c="4"/>}</text:p>
      <text:p text:style-name="P1"/>
      <text:p text:style-name="P1"><text:s text:c="4"/>if(num[u] &gt; num[v])</text:p>
      <text:p text:style-name="P1"><text:s text:c="8"/>swap(u, v);</text:p>
      <text:p text:style-name="P1"><text:s text:c="4"/>res += read(num[v]) – read(num[u]-1);<text:tab/><text:tab/><text:tab/>// Sum from node chain u to v</text:p>
      <text:p text:style-name="P1"><text:s text:c="4"/>return res;</text:p>
      <text:p text:style-name="P1">}</text:p>
      <text:p text:style-name="P1"/>
      <text:p text:style-name="P1"/>
      <text:p text:style-name="P1">void updateNodeVal(int u, int Val) { <text:s text:c="7"/>// Modify node value</text:p>
      <text:p text:style-name="P1"><text:s text:c="4"/>update(num[u], -val[u]); <text:s text:c="16"/>// Update value of chain (in which the node is)</text:p>
      <text:p text:style-name="P1"><text:soft-page-break/><text:s text:c="4"/>val[u] = Val;</text:p>
      <text:p text:style-name="P1"><text:s text:c="4"/>update(num[u], Val);</text:p>
      <text:p text:style-name="P1">}</text:p>
      <text:p text:style-name="P1">// Heavy light Decomposition End</text:p>
      <text:p text:style-name="P1"/>
      <text:p text:style-name="P1">int main() {</text:p>
      <text:p text:style-name="P1"><text:s text:c="4"/>int u, v, q, Val, t, c;</text:p>
      <text:p text:style-name="P1"><text:s text:c="4"/>sf("%d", &amp;t);</text:p>
      <text:p text:style-name="P1"><text:s text:c="4"/></text:p>
      <text:p text:style-name="P1"><text:s text:c="4"/>for(int Case = 1; Case &lt;= t; ++Case) {</text:p>
      <text:p text:style-name="P1"><text:s text:c="8"/>sf("%d", &amp;n); <text:s text:c="17"/><text:tab/><text:tab/><text:tab/> // number of nodes</text:p>
      <text:p text:style-name="P1"><text:s text:c="8"/>for(int i = 1; i &lt;= n; ++i) <text:s text:c="4"/><text:tab/><text:tab/><text:tab/>// value of each node</text:p>
      <text:p text:style-name="P1"><text:s text:c="12"/>sf("%d", &amp;val[i]);</text:p>
      <text:p text:style-name="P1"><text:s text:c="8"/>for(int i = 1; i &lt; n; ++i) { <text:s text:c="2"/><text:tab/><text:tab/><text:tab/> // tree edges</text:p>
      <text:p text:style-name="P1"><text:s text:c="12"/>sf("%d %d", &amp;u, &amp;v);</text:p>
      <text:p text:style-name="P1"><text:s text:c="12"/>u++, v++; <text:s text:c="18"/><text:tab/><text:tab/><text:tab/>// node starts from 0 to n-1</text:p>
      <text:p text:style-name="P1"><text:s text:c="12"/>G[u].pb(v);</text:p>
      <text:p text:style-name="P1"><text:s text:c="12"/>G[v].pb(u);</text:p>
      <text:p text:style-name="P1"><text:s text:c="8"/>}</text:p>
      <text:p text:style-name="P1"><text:s text:c="8"/></text:p>
      <text:p text:style-name="P1"><text:s text:c="8"/>MaxVal = n+1;</text:p>
      <text:p text:style-name="P1"><text:s text:c="8"/>memset(tree, 0, sizeof tree);</text:p>
      <text:p text:style-name="P1"><text:s text:c="8"/>memset(nextNode, -1, sizeof nextNode);</text:p>
      <text:p text:style-name="P1"><text:s text:c="8"/>ChainNo = 1, all = 1;</text:p>
      <text:p text:style-name="P1"><text:s text:c="8"/>dfs(1, 1);</text:p>
      <text:p text:style-name="P1"><text:s text:c="8"/>memset(ChainSize, 0, sizeof ChainSize); <text:s text:c="4"/>// array reused in hld</text:p>
      <text:p text:style-name="P1"><text:s text:c="8"/>hld(1, 1);</text:p>
      <text:p text:style-name="P1"><text:s text:c="8"/>init(n);</text:p>
      <text:p text:style-name="P1"><text:s text:c="8"/>pf("Case %d:\n", Case);</text:p>
      <text:p text:style-name="P1"><text:s text:c="8"/>sf("%d", &amp;q); <text:s text:c="11"/><text:tab/><text:tab/><text:tab/><text:tab/><text:tab/>// number of query</text:p>
      <text:p text:style-name="P1"><text:s text:c="4"/></text:p>
      <text:p text:style-name="P1"><text:s text:c="8"/>while(q--) {</text:p>
      <text:p text:style-name="P1"><text:s text:c="12"/>sf("%d", &amp;c); <text:s text:c="7"/><text:tab/><text:tab/><text:tab/><text:tab/><text:tab/>// 0 to query, 1 to update</text:p>
      <text:p text:style-name="P1"><text:s text:c="12"/>if(c == 0) {</text:p>
      <text:p text:style-name="P1"><text:s text:c="16"/>sf("%d %d", &amp;u, &amp;v);</text:p>
      <text:p text:style-name="P1"><text:s text:c="16"/>u++, v++;</text:p>
      <text:p text:style-name="P1"><text:s text:c="16"/>pf("%d\n", GetSum(u, v));</text:p>
      <text:p text:style-name="P1"><text:s text:c="12"/>}</text:p>
      <text:p text:style-name="P1"><text:s text:c="12"/>else { <text:s text:c="12"/><text:tab/><text:tab/><text:tab/><text:tab/><text:tab/><text:tab/> // assign new value to node u</text:p>
      <text:p text:style-name="P1"><text:s text:c="16"/>sf("%d %d", &amp;u, &amp;Val);</text:p>
      <text:p text:style-name="P1"><text:s text:c="16"/>u++;</text:p>
      <text:p text:style-name="P1"><text:s text:c="16"/>updateNodeVal(u, Val);</text:p>
      <text:p text:style-name="P1"><text:s text:c="12"/>}</text:p>
      <text:p text:style-name="P1"><text:s text:c="8"/>}</text:p>
      <text:p text:style-name="P1"><text:s text:c="8"/></text:p>
      <text:p text:style-name="P1"><text:s text:c="8"/>for(int i = 1; i &lt;= n; ++i)</text:p>
      <text:p text:style-name="P1"><text:s text:c="12"/>G[i].clear();</text:p>
      <text:p text:style-name="P1"><text:s text:c="4"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f16d3" officeooo:paragraph-rsid="001f16d3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Heavy Light Decompos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3:43:10.768907022</meta:creation-date>
    <dc:date>2018-01-09T03:49:41.223092653</dc:date>
    <meta:editing-duration>PT6M30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102" meta:word-count="531" meta:character-count="3879" meta:non-whitespace-character-count="2331"/>
  </office:meta>
</office:document-meta>
</file>